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f752" officeooo:paragraph-rsid="0012f752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12f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ото 1: Изготовление ключей</text:p>
      <text:p text:style-name="Standard">Более пятисот наименований заготовок, включая наиболее редкие, для вытачивания различных видов металлических ключей. Кодировка домофонных ключей.</text:p>
      <text:p text:style-name="Standard">Фото 2: Профессиональная заточка инструмента</text:p>
      <text:p text:style-name="Standard">Садовый инвентарь, бензоинструменты, кухонные принадлежности, а также охотничьи ножи и коньки. Все это аккуратно и бережно заточат наши мастера.</text:p>
      <text:p text:style-name="Standard">Фото 3: Ремонт фурнитуры на одежде, сумках и обуви</text:p>
      <text:p text:style-name="P1">Большой выбор металлических пуговиц, заклёпок, люверсов, хольнитенов, блочек, а также бегунков, концевиков и направляющих для молний представлен в наших мастерских. Широкая цветовая гамма фурнитуры и разнообразие стилей на ваш вкус.</text:p>
      <text:p text:style-name="Standard">Фото 4: Ремонт аксессуаров</text:p>
      <text:p text:style-name="Standard">Здесь вам качественно починят зонт, сумку, портфель. Также можно сдать в ремонт чемодан, ремень и многое другое.</text:p>
      <text:p text:style-name="Standard">Фото 5: <text:span text:style-name="T1">П</text:span>очинк<text:span text:style-name="T1">а</text:span> других металлоизделий</text:p>
      <text:p text:style-name="Standard"><text:span text:style-name="T1">З</text:span>амена и укорачивание браслетов в наручных часах, замена батареек в <text:span text:style-name="T1">часах, а также многое другое</text:span>. <text:span text:style-name="T1">Спрашивайте у мастер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Дизайнер</meta:initial-creator>
    <meta:editing-cycles>3</meta:editing-cycles>
    <meta:creation-date>2020-08-17T20:42:00</meta:creation-date>
    <dc:date>2020-08-18T14:02:15.117337700</dc:date>
    <meta:editing-duration>PT2H13M15S</meta:editing-duration>
    <meta:generator>LibreOffice/6.4.5.2$Linux_X86_64 LibreOffice_project/40$Build-2</meta:generator>
    <meta:document-statistic meta:table-count="0" meta:image-count="0" meta:object-count="0" meta:page-count="1" meta:paragraph-count="10" meta:word-count="127" meta:character-count="937" meta:non-whitespace-character-count="820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